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33cm" table:align="left" style:writing-mode="lr-tb"/>
    </style:style>
    <style:style style:name="Tabelle1.A" style:family="table-column">
      <style:table-column-properties style:column-width="10.324cm"/>
    </style:style>
    <style:style style:name="Tabelle1.B" style:family="table-column">
      <style:table-column-properties style:column-width="1.619cm"/>
    </style:style>
    <style:style style:name="Tabelle1.C" style:family="table-column">
      <style:table-column-properties style:column-width="2.036cm"/>
    </style:style>
    <style:style style:name="Tabelle1.D" style:family="table-column">
      <style:table-column-properties style:column-width="2.351cm"/>
    </style:style>
    <style:style style:name="Tabelle1.1" style:family="table-row">
      <style:table-row-properties style:min-row-height="0.953cm" style:keep-together="false" fo:keep-together="always"/>
    </style:style>
    <style:style style:name="Tabelle1.A1" style:family="table-cell">
      <style:table-cell-properties style:vertical-align="top" fo:padding="0.176cm" fo:border-left="none" fo:border-right="none" fo:border-top="none" fo:border-bottom="0.035cm solid #000000" style:writing-mode="lr-tb"/>
    </style:style>
    <style:style style:name="Tabelle1.B1" style:family="table-cell">
      <style:table-cell-properties style:vertical-align="top" fo:background-color="#b0b3b2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D1" style:family="table-cell">
      <style:table-cell-properties style:vertical-align="top" fo:background-color="#b0b3b2" fo:padding="0.176cm" fo:border="0.035cm solid #000000" style:writing-mode="lr-tb">
        <style:background-image/>
      </style:table-cell-properties>
    </style:style>
    <style:style style:name="Tabelle1.2" style:family="table-row">
      <style:table-row-properties style:min-row-height="0.847cm" style:keep-together="false" fo:keep-together="always"/>
    </style:style>
    <style:style style:name="Tabelle1.A2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elle1.D2" style:family="table-cell">
      <style:table-cell-properties style:vertical-align="top" fo:padding="0.176cm" fo:border="0.035cm solid #000000" style:writing-mode="lr-tb"/>
    </style:style>
    <style:style style:name="Tabelle1.3" style:family="table-row">
      <style:table-row-properties style:min-row-height="0.423cm" style:keep-together="false" fo:keep-together="always"/>
    </style:style>
    <style:style style:name="Tabelle1.A4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elle1.D4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P1" style:family="paragraph" style:parent-style-name="cognovis_5f_Klein">
      <style:text-properties fo:language="en" fo:country="US"/>
    </style:style>
    <style:style style:name="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size-asian="10pt" style:font-style-asian="normal" style:font-weight-asian="normal" style:font-size-complex="10pt" style:language-complex="zxx" style:country-complex="none" style:text-scale="100%" text:display="true"/>
    </style:style>
    <style:style style:name="P4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end" style:justify-single-word="false"/>
      <style:text-properties fo:language="en" fo:country="US"/>
    </style:style>
    <style:style style:name="P7" style:family="paragraph" style:parent-style-name="Standard">
      <style:text-properties style:font-name="Trebuchet MS2" fo:font-size="10pt" fo:language="en" fo:country="US" style:font-name-asian="ヒラギノ角ゴ Pro W31" style:font-size-asian="10pt" style:font-size-complex="10pt"/>
    </style:style>
    <style:style style:name="P8" style:family="paragraph" style:parent-style-name="Standard">
      <style:text-properties style:font-name="Trebuchet MS2" fo:font-size="10pt" fo:language="en" fo:country="US" fo:font-weight="bold" style:font-name-asian="ヒラギノ角ゴ Pro W31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10" style:family="paragraph" style:parent-style-name="Standard">
      <style:text-properties style:font-name="Trebuchet MS2" fo:language="en" fo:country="US" style:font-name-asian="ヒラギノ角ゴ Pro W31"/>
    </style:style>
    <style:style style:name="P11" style:family="paragraph" style:parent-style-name="Standard">
      <style:text-properties style:font-name="Trebuchet MS" fo:language="en" fo:country="US" style:font-name-asian="ヒラギノ角ゴ Pro W31"/>
    </style:style>
    <style:style style:name="P12" style:family="paragraph" style:parent-style-name="Standard">
      <style:text-properties style:font-name="Arial" fo:font-size="10pt" fo:language="en" fo:country="US" style:font-name-asian="ヒラギノ角ゴ Pro W31" style:font-size-asian="10pt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language="en" fo:country="US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16" style:family="paragraph" style:parent-style-name="Text">
      <style:text-properties style:font-name="Trebuchet MS" fo:font-size="7pt" fo:language="en" fo:country="US" style:font-name-asian="ヒラギノ角ゴ Pro W31" style:font-size-asian="7pt"/>
    </style:style>
    <style:style style:name="P17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P18" style:family="paragraph" style:parent-style-name="Text">
      <style:paragraph-properties style:snap-to-layout-grid="false"/>
    </style:style>
    <style:style style:name="P19" style:family="paragraph" style:parent-style-name="Text">
      <style:text-properties fo:language="en" fo:country="US"/>
    </style:style>
    <style:style style:name="P20" style:family="paragraph" style:parent-style-name="cognovis_5f_Datum">
      <style:text-properties fo:language="en" fo:country="US"/>
    </style:style>
    <style:style style:name="P21" style:family="paragraph" style:parent-style-name="Formatvorlage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2" style:family="paragraph" style:parent-style-name="Text_20_body">
      <style:text-properties style:font-name="Trebuchet MS2" fo:font-size="10pt" fo:language="en" fo:country="US" style:font-size-asian="10pt" style:font-size-complex="10pt"/>
    </style:style>
    <style:style style:name="P23" style:family="paragraph" style:parent-style-name="Text_20_body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4" style:family="paragraph" style:parent-style-name="Text_20_body">
      <style:text-properties fo:font-size="10pt" style:font-size-asian="10pt" style:font-size-complex="10pt"/>
    </style:style>
    <style:style style:name="P25" style:family="paragraph" style:parent-style-name="Standard" style:master-page-name="First_20_Page">
      <style:paragraph-properties style:page-number="auto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style:paragraph-properties style:text-autospace="none"/>
    </style:style>
    <style:style style:name="P29" style:family="paragraph">
      <style:paragraph-properties style:line-height-at-least="0.1cm" fo:text-align="justify">
        <style:tab-stops>
          <style:tab-stop style:position="0.916cm"/>
          <style:tab-stop style:position="1.418cm"/>
          <style:tab-stop style:position="2.748cm"/>
          <style:tab-stop style:position="3.664cm"/>
          <style:tab-stop style:position="4.58cm"/>
          <style:tab-stop style:position="5.496cm"/>
          <style:tab-stop style:position="6.412cm"/>
          <style:tab-stop style:position="7.328cm"/>
          <style:tab-stop style:position="8.244cm"/>
          <style:tab-stop style:position="9.16cm"/>
          <style:tab-stop style:position="10.076cm"/>
          <style:tab-stop style:position="10.992cm"/>
          <style:tab-stop style:position="11.908cm"/>
          <style:tab-stop style:position="12.824cm"/>
          <style:tab-stop style:position="13.74cm"/>
          <style:tab-stop style:position="14.656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00%" fo:text-align="end" fo:text-indent="0cm"/>
    </style:style>
    <style:style style:name="P3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T1" style:family="text">
      <style:text-properties fo:font-size="7pt" fo:language="en" fo:country="US" style:font-size-asian="7pt"/>
    </style:style>
    <style:style style:name="T2" style:family="text">
      <style:text-properties style:font-name="Trebuchet MS" fo:font-size="7pt" fo:language="en" fo:country="US" style:font-name-asian="ヒラギノ角ゴ Pro W31" style:font-size-asian="7pt"/>
    </style:style>
    <style:style style:name="T3" style:family="text">
      <style:text-properties style:font-name-complex="Arial"/>
    </style:style>
    <style:style style:name="T4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5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6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7" style:family="text">
      <style:text-properties fo:color="#888787" style:text-outline="false" style:text-line-through-style="none" style:text-position="0% 100%" style:font-name="Trebuchet MS Bold" fo:font-size="7pt" fo:letter-spacing="normal" fo:language="de" fo:country="DE" fo:font-style="normal" style:text-underline-style="none" fo:font-weight="bold" style:letter-kerning="true" style:font-name-asian="ヒラギノ角ゴ Pro W31" style:font-size-asian="7pt" style:font-style-asian="normal" style:font-weight-asian="bold" style:font-name-complex="Times New Roman" style:font-size-complex="10pt" style:font-weight-complex="bold"/>
    </style:style>
    <style:style style:name="T8" style:family="text">
      <style:text-properties fo:color="#000000" style:text-outline="false" style:text-line-through-style="none" style:text-position="0% 100%" style:font-name="Trebuchet MS" fo:font-size="11pt" fo:letter-spacing="normal" fo:language="en" fo:country="US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9" style:family="text">
      <style:text-properties fo:color="#000000" style:text-outline="false" style:text-line-through-style="none" style:text-position="0% 100%" style:font-name="Trebuchet MS2" fo:font-size="10pt" fo:letter-spacing="normal" fo:language="en" fo:country="US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0" style:family="text">
      <style:text-properties fo:color="#000000" style:text-outline="false" style:text-line-through-style="none" style:text-position="0% 100%" style:font-name="Trebuchet MS2" fo:font-size="10pt" fo:letter-spacing="normal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style:font-name="Trebuchet MS2" fo:font-size="10pt" fo:letter-spacing="normal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2" style:family="text">
      <style:text-properties fo:color="#000000" style:text-outline="false" style:text-line-through-style="none" style:text-position="0% 100%" style:font-name="Trebuchet MS2" fo:font-size="10pt" fo:letter-spacing="normal" fo:language="da" fo:country="DK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3" style:family="text">
      <style:text-properties fo:color="#000000" style:text-outline="false" style:text-line-through-style="none" style:text-position="0% 100%" style:font-name="Trebuchet MS" fo:font-size="9pt" fo:letter-spacing="normal" fo:language="de" fo:country="DE" fo:font-style="normal" style:text-underline-style="none" fo:font-weight="normal" style:letter-kerning="true" style:font-name-asian="ヒラギノ角ゴ Pro W31" style:font-size-asian="9pt" style:font-style-asian="normal" style:font-weight-asian="normal" style:font-name-complex="Times New Roman" style:font-size-complex="10pt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423cm" fo:margin-right="0.423cm" fo:margin-top="0.423cm" fo:margin-bottom="0.42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5"/>
      <text:p text:style-name="P5"><draw:frame text:anchor-type="char" draw:z-index="6" draw:style-name="gr4" draw:text-style-name="P26" svg:width="11.346cm" svg:height="4.527cm" svg:x="-0.009cm" svg:y="0.157cm"><draw:text-box><text:p text:style-name="P26"><text:span text:style-name="T7">Flying Hamburger Events UG • Schrödersweg 27 • 22453 Hamburg</text:span></text:p><text:p><text:span text:style-name="T8"/></text:p><text:p><text:span text:style-name="T9"/></text:p><text:p><text:span text:style-name="T10">@company_contact_name;noquote@</text:span></text:p><text:p><text:span text:style-name="T11">@address_line1;noquote@</text:span></text:p><text:p text:style-name="P26"><text:span text:style-name="T9"/></text:p><text:p><text:span text:style-name="T11">@address_postal_code;noquote@ @address_city;noquote@</text:span></text:p><text:p text:style-name="P28"><text:span text:style-name="T10">@country_name;noquote@</text:span></text:p><text:p text:style-name="P28"><text:span text:style-name="T10"/></text:p><text:p text:style-name="P29"><text:span text:style-name="T12"/></text:p></draw:text-box></draw:frame></text:p>
      <text:p text:style-name="P5"/>
      <text:p text:style-name="P11"/>
      <text:p text:style-name="P5"/>
      <text:p text:style-name="P5"/>
      <text:p text:style-name="P5"/>
      <text:p text:style-name="P5"/>
      <text:p text:style-name="P20"/>
      <text:p text:style-name="P11"/>
      <text:p text:style-name="P11"/>
      <text:p text:style-name="P11"><draw:frame text:anchor-type="char" draw:z-index="7" draw:style-name="gr5" draw:text-style-name="P31" svg:width="4.128cm" svg:height="0.354cm" svg:x="12.116cm" svg:y="0.37cm"><draw:text-box><text:p text:style-name="P30"><text:span text:style-name="T13">@invoice_date_pretty;noquote@</text:span></text:p></draw:text-box></draw:frame></text:p>
      <text:p text:style-name="P10"/>
      <text:p text:style-name="P8">Invoice Correction <text:span text:style-name="T3">@invoice_nr;noquote@</text:span></text:p>
      <text:p text:style-name="P7"/>
      <text:p text:style-name="P7"/>
      <text:p text:style-name="P1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 table:style-name="Tabelle1.1">
            <table:table-cell table:style-name="Tabelle1.A1" office:value-type="string">
              <text:p text:style-name="P24">Corrected Invoice: @linked_invoice_nr;noquote@<text:line-break/>Delivery Date: @delivery_date_pretty2;noquote@</text:p>
            </table:table-cell>
            <table:table-cell table:style-name="Tabelle1.B1" office:value-type="string">
              <text:p text:style-name="P21">VAT</text:p>
            </table:table-cell>
            <table:table-cell table:style-name="Tabelle1.B1" office:value-type="string">
              <text:p text:style-name="P21">Amount </text:p>
            </table:table-cell>
            <table:table-cell table:style-name="Tabelle1.D1" office:value-type="string">
              <text:p text:style-name="P21">Net Amount</text:p>
            </table:table-cell>
          </table:table-row>
        </table:table-header-rows>
        <table:table-row table:style-name="Tabelle1.2">
          <table:table-cell table:style-name="Tabelle1.A2" office:value-type="string">
            <text:p text:style-name="P23">@item_name;noquote@</text:p>
          </table:table-cell>
          <table:table-cell table:style-name="Tabelle1.A2" office:value-type="string">
            <text:p text:style-name="P22">@item_vat_pretty@ </text:p>
          </table:table-cell>
          <table:table-cell table:style-name="Tabelle1.A2" office:value-type="string">
            <text:p text:style-name="P22">@amount_vat_pretty@<text:bookmark-start text:name="__DdeLink__274_1489834440"/> <text:bookmark-end text:name="__DdeLink__274_1489834440"/>€</text:p>
          </table:table-cell>
          <table:table-cell table:style-name="Tabelle1.D2" office:value-type="string">
            <text:p text:style-name="P22">@price_per_unit_pretty@ <text:s/>€</text:p>
          </table:table-cell>
        </table:table-row>
        <table:table-row table:style-name="Tabelle1.3">
          <table:table-cell table:style-name="Tabelle1.A2" office:value-type="string">
            <text:p text:style-name="P9">Sum</text:p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D2" office:value-type="string">
            <text:p text:style-name="P9">@subtotal_pretty;noquote@ €</text:p>
          </table:table-cell>
        </table:table-row>
        <table:table-row table:style-name="Tabelle1.3">
          <table:table-cell table:style-name="Tabelle1.A4" office:value-type="string">
            <text:p text:style-name="P9">19% VAT</text:p>
          </table:table-cell>
          <table:table-cell table:style-name="Tabelle1.A4" office:value-type="string">
            <text:p text:style-name="P9"/>
          </table:table-cell>
          <table:table-cell table:style-name="Tabelle1.A4" office:value-type="string">
            <text:p text:style-name="P9"/>
          </table:table-cell>
          <table:table-cell table:style-name="Tabelle1.D4" office:value-type="string">
            <text:p text:style-name="P9"><text:bookmark-start text:name="__DdeLink__222_1489834440"/>@vat_amount_19;noquote@<text:bookmark-end text:name="__DdeLink__222_1489834440"/> <text:bookmark-start text:name="__DdeLink__224_1489834440"/>€<text:bookmark-end text:name="__DdeLink__224_1489834440"/></text:p>
          </table:table-cell>
        </table:table-row>
        <table:table-row table:style-name="Tabelle1.3">
          <table:table-cell table:style-name="Tabelle1.A4" office:value-type="string">
            <text:p text:style-name="P9">7% VAT</text:p>
          </table:table-cell>
          <table:table-cell table:style-name="Tabelle1.A4" office:value-type="string">
            <text:p text:style-name="P9"/>
          </table:table-cell>
          <table:table-cell table:style-name="Tabelle1.A4" office:value-type="string">
            <text:p text:style-name="P9"/>
          </table:table-cell>
          <table:table-cell table:style-name="Tabelle1.D4" office:value-type="string">
            <text:p text:style-name="P9">@vat_amount_7;noquote@ €</text:p>
          </table:table-cell>
        </table:table-row>
        <table:table-row table:style-name="Tabelle1.3">
          <table:table-cell table:style-name="Tabelle1.A4" office:value-type="string">
            <text:p text:style-name="P14">Total</text:p>
          </table:table-cell>
          <table:table-cell table:style-name="Tabelle1.A4" office:value-type="string">
            <text:p text:style-name="P13"/>
          </table:table-cell>
          <table:table-cell table:style-name="Tabelle1.A4" office:value-type="string">
            <text:p text:style-name="P13"/>
          </table:table-cell>
          <table:table-cell table:style-name="Tabelle1.D4" office:value-type="string">
            <text:p text:style-name="P14">@total_due_pretty;noquote@ €</text:p>
          </table:table-cell>
        </table:table-row>
      </table:table>
      <text:p text:style-name="P3"/>
      <text:p text:style-name="P3"/>
      <text:p text:style-name="P4">Payable until @calculated_due_date_pretty;noquote@ without deduction to our below mentioned bank accou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2pt" style:language-complex="ar" style:country-complex="SA" text:display="tru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3"/>
    </style:style>
    <style:style style:name="cognovis_5f_Klein" style:display-name="cognovis_Klei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7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ext" style:family="paragraph" style:class="extra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ognovis_5f_Datum" style:display-name="cognovis_Datum" style:family="paragraph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Heading_20_2" style:display-name="Heading 2" style:family="paragraph" style:next-style-name="Text" style:default-outline-level="2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bold" style:letter-kerning="true" fo:background-color="transparent" style:font-name-asian="ヒラギノ角ゴ Pro W31" style:font-size-asian="12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Formatvorlage" style:family="paragraph">
      <style:paragraph-properties fo:margin-left="0cm" fo:margin-right="0cm" fo:margin-top="0.106cm" fo:margin-bottom="0.106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ie_20_Form" style:display-name="Freie Form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>
      <style:text-properties fo:color="#000000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6.328cm" table:align="left" style:writing-mode="lr-tb"/>
    </style:style>
    <style:style style:name="Tabelle2.A" style:family="table-column">
      <style:table-column-properties style:column-width="3.769cm"/>
    </style:style>
    <style:style style:name="Tabelle2.B" style:family="table-column">
      <style:table-column-properties style:column-width="3.493cm"/>
    </style:style>
    <style:style style:name="Tabelle2.C" style:family="table-column">
      <style:table-column-properties style:column-width="4.498cm"/>
    </style:style>
    <style:style style:name="Tabelle2.D" style:family="table-column">
      <style:table-column-properties style:column-width="4.568cm"/>
    </style:style>
    <style:style style:name="Tabelle2.1" style:family="table-row">
      <style:table-row-properties style:min-row-height="1.27cm" style:keep-together="false" fo:keep-together="always"/>
    </style:style>
    <style:style style:name="Tabelle2.A1" style:family="table-cell">
      <style:table-cell-properties style:vertical-align="top" fo:background-color="#ffffff" fo:padding="0.176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2.D1" style:family="table-cell">
      <style:table-cell-properties style:vertical-align="top" fo:background-color="#ffffff" fo:padding="0.176cm" fo:border="0.002cm solid #000000" style:writing-mode="lr-tb">
        <style:background-image/>
      </style:table-cell-properties>
    </style:style>
    <style:style style:name="MP1" style:family="paragraph" style:parent-style-name="cognovis_5f_Klein">
      <style:text-properties fo:language="en" fo:country="US"/>
    </style:style>
    <style:style style:name="M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4" style:family="paragraph">
      <style:paragraph-properties fo:margin-left="0cm" fo:margin-right="0cm" fo:margin-top="0cm" fo:margin-bottom="0cm" fo:line-height="100%" fo:text-align="start" fo:text-indent="0cm"/>
    </style:style>
    <style:style style:name="MP5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6" style:family="paragraph" style:parent-style-name="Standard">
      <style:paragraph-properties fo:text-align="end" style:justify-single-word="false"/>
      <style:text-properties fo:language="en" fo:country="US"/>
    </style:style>
    <style:style style:name="MP7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MP8" style:family="paragraph" style:parent-style-name="Text">
      <style:text-properties style:font-name="Trebuchet MS" fo:font-size="7pt" fo:language="en" fo:country="US" style:font-name-asian="ヒラギノ角ゴ Pro W31" style:font-size-asian="7pt"/>
    </style:style>
    <style:style style:name="MP9" style:family="paragraph" style:parent-style-name="Text">
      <style:paragraph-properties style:snap-to-layout-grid="false"/>
    </style:style>
    <style:style style:name="MP10" style:family="paragraph" style:parent-style-name="Text">
      <style:text-properties fo:language="en" fo:country="US"/>
    </style:style>
    <style:style style:name="MT1" style:family="text">
      <style:text-properties fo:font-size="7pt" fo:language="en" fo:country="US" style:font-size-asian="7pt"/>
    </style:style>
    <style:style style:name="MT2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3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4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MT5" style:family="text"/>
    <style:style style:name="MT6" style:family="text">
      <style:text-properties style:font-name="Trebuchet MS" fo:font-size="7pt" fo:language="en" fo:country="US" style:font-name-asian="ヒラギノ角ゴ Pro W31" style:font-size-asian="7pt"/>
    </style:style>
    <style:style style:name="M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landscape" fo:margin-top="1cm" fo:margin-bottom="1.27cm" fo:margin-left="2.409cm" fo:margin-right="2.25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cognovis_5f_Klein"><text:span text:style-name="MT1">- </text:span><text:span text:style-name="MT1"><text:page-number text:select-page="current">2</text:page-number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0" draw:style-name="Mgr1" draw:text-style-name="MP3" svg:x1="0.801cm" svg:y1="10.502cm" svg:x2="1.3cm" svg:y2="10.502cm"><text:p/></draw:line><draw:frame text:anchor-type="char" draw:z-index="1" draw:style-name="Mgr2" draw:text-style-name="MP3" svg:width="6.157cm" svg:height="2.05cm" svg:x="13.157cm" svg:y="0.115cm"><draw:text-box><text:p/></draw:text-box></draw:frame><draw:frame text:anchor-type="char" draw:z-index="2" draw:style-name="Mgr3" draw:text-style-name="MP3" svg:width="17.393cm" svg:height="1.756cm" svg:x="2.365cm" svg:y="27.667cm"><draw:text-box><text:p text:style-name="MP4"><text:span text:style-name="MT2">cognovís GmbH &amp; Co. KG</text:span></text:p><text:p text:style-name="MP4"><text:span text:style-name="MT2">Stückenstrasse 10</text:span></text:p><text:p text:style-name="MP4"><text:span text:style-name="MT2">22081 Hamburg</text:span></text:p><text:p text:style-name="MP4"><text:span text:style-name="MT2">Germanyphone: +49 (0) 40 553 70 83</text:span></text:p><text:p text:style-name="MP4"><text:span text:style-name="MT2">fax: +49 (0) 40 553 70 84</text:span></text:p><text:p text:style-name="MP4"><text:span text:style-name="MT2"><text:a xlink:href="mailto:info@cognovis.de">info@cognovis.de</text:a></text:span></text:p><text:p text:style-name="MP4"><text:span text:style-name="MT2">http://www.cognovis.deGeschäftsführung: </text:span></text:p><text:p text:style-name="MP4"><text:span text:style-name="MT2">Herr Malte Sussdorff</text:span></text:p><text:p text:style-name="MP4"><text:span text:style-name="MT2">Amtsgericht Hamburg</text:span></text:p><text:p text:style-name="MP4"><text:span text:style-name="MT2">HRA 101328</text:span></text:p><text:p text:style-name="MP4"><text:span text:style-name="MT3">Bankname, BLZ</text:span></text:p><text:p text:style-name="MP4"><text:span text:style-name="MT3">Kontonummer</text:span></text:p><text:p text:style-name="MP4"><text:span text:style-name="MT3">IBAN: DE75 2005 0550 1240 126423 SWIFT-Code: HASP DE HH XXX</text:span></text:p><text:p text:style-name="MP3"><text:span text:style-name="MT4"/></text:p></draw:text-box></draw:frame></text:p>
      </style:header>
      <style:header-left>
        <text:p text:style-name="MP1"/>
        <text:p text:style-name="cognovis_5f_Klein"><text:span text:style-name="MT1">- </text:span><text:span text:style-name="MT1"><text:page-number text:select-page="current">2</text:page-number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3" draw:style-name="Mgr1" draw:text-style-name="MP3" svg:x1="0.804cm" svg:y1="10.502cm" svg:x2="1.303cm" svg:y2="10.502cm"><text:p/></draw:line><draw:frame text:anchor-type="char" draw:z-index="4" draw:style-name="Mgr2" draw:text-style-name="MP3" svg:width="6.157cm" svg:height="2.05cm" svg:x="13.157cm" svg:y="0.116cm"><draw:text-box><text:p/></draw:text-box></draw:frame></text:p>
      </style:header-left>
      <style:footer>
        <text:p text:style-name="MP5"/>
      </style:footer>
      <style:footer-left>
        <text:p text:style-name="MP5"/>
      </style:footer-left>
    </style:master-page>
    <style:master-page style:name="First_20_Page" style:display-name="First Page" style:page-layout-name="Mpm1" style:next-style-name="Standard">
      <style:header>
        <text:p text:style-name="MP6"><draw:line text:anchor-type="char" draw:z-index="5" draw:style-name="Mgr1" draw:text-style-name="MP3" svg:x1="0.804cm" svg:y1="10.502cm" svg:x2="1.104cm" svg:y2="10.502cm"><text:p/></draw:line></text:p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row table:style-name="Tabelle2.1">
            <table:table-cell table:style-name="Tabelle2.A1" office:value-type="string">
              <text:p text:style-name="MP7">Flying Hamburger Events UG</text:p>
              <text:p text:style-name="MP8">Schrödersweg 27</text:p>
              <text:p text:style-name="MP8">22453 Hamburg</text:p>
              <text:p text:style-name="MP8">Germany</text:p>
            </table:table-cell>
            <table:table-cell table:style-name="Tabelle2.A1" office:value-type="string">
              <text:p text:style-name="MP7"><text:a xlink:type="simple" xlink:href="mailto:info@flying-hamburger.de" text:style-name="Internet_20_link" text:visited-style-name="Visited_20_Internet_20_Link">info@flying-hamburger.de</text:a></text:p>
              <text:p text:style-name="MP7"><text:a xlink:type="simple" xlink:href="http://www.swingcastlecamp.de/" text:style-name="Internet_20_link" text:visited-style-name="Visited_20_Internet_20_Link">www.swingcastlecamp.de</text:a></text:p>
              <text:p text:style-name="MP9"><text:a xlink:type="simple" xlink:href="http://www.balboacastlecamp.de/" text:style-name="Internet_20_link" text:visited-style-name="Visited_20_Internet_20_Link"><text:span text:style-name="MT6">www.balboacastlecamp.de</text:span></text:a></text:p>
            </table:table-cell>
            <table:table-cell table:style-name="Tabelle2.A1" office:value-type="string">
              <text:p text:style-name="MP7">Geschäftsführung: Malte Sussdorff</text:p>
              <text:p text:style-name="MP8">Amtsgericht Hamburg</text:p>
              <text:p text:style-name="MP8">HRB 28909</text:p>
              <text:p text:style-name="MP8">Ust-ID: DE118620281</text:p>
            </table:table-cell>
            <table:table-cell table:style-name="Tabelle2.D1" office:value-type="string">
              <text:p text:style-name="MP7">Bankverbindung: Postbank</text:p>
              <text:p text:style-name="MP8">Konto-Nr.: 822944102, BLZ: 10010010</text:p>
              <text:p text:style-name="MP8">IBAN: DE64100100100822944102</text:p>
              <text:p text:style-name="MP8">BIC-Code: PBNKDEFF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ainer Lamberts_</dc:title>
    <meta:initial-creator>Malte Sussdorff</meta:initial-creator>
    <dc:date>2015-01-27T14:49:58</dc:date>
    <meta:generator>OpenOffice/4.1.1$Unix OpenOffice.org_project/411m6$Build-9775</meta:generator>
    <meta:editing-duration>PT1H54M</meta:editing-duration>
    <meta:editing-cycles>50</meta:editing-cycles>
    <dc:creator>Malte Sussdorff</dc:creator>
    <meta:document-statistic meta:table-count="2" meta:image-count="0" meta:object-count="0" meta:page-count="1" meta:paragraph-count="35" meta:word-count="85" meta:character-count="803"/>
  </office:meta>
</office:document-meta>
</file>